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d7cb5" draw:fill-color="#cccccc" draw:textarea-horizontal-align="justify" draw:textarea-vertical-align="middle" draw:auto-grow-height="false" fo:min-height="1.872cm" fo:min-width="4.31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bd7cb5" draw:fill-color="#cccccc" draw:textarea-horizontal-align="justify" draw:textarea-vertical-align="middle" draw:auto-grow-height="false" fo:min-height="1.55cm" fo:min-width="4.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822cm" style:use-optimal-column-width="false"/>
    </style:style>
    <style:style style:name="co2" style:family="table-column">
      <style:table-column-properties style:column-width="4.438cm" style:use-optimal-column-width="false"/>
    </style:style>
    <style:style style:name="co3" style:family="table-column">
      <style:table-column-properties style:column-width="4.787cm" style:use-optimal-column-width="false"/>
    </style:style>
    <style:style style:name="ro1" style:family="table-row">
      <style:table-row-properties style:row-height="1.65cm"/>
    </style:style>
    <style:style style:name="ro2" style:family="table-row">
      <style:table-row-properties style:row-height="1.649cm"/>
    </style:style>
    <style:style style:name="ro3" style:family="table-row">
      <style:table-row-properties style:row-height="1.19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191cm"/>
    </style:style>
    <style:style style:name="ro6" style:family="table-row">
      <style:table-row-properties style:row-height="1.08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.8cm" svg:height="3cm" svg:x="11cm" svg:y="0.8cm">
          <text:p text:style-name="P1">Feature Extr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6cm" svg:height="1.8cm" svg:x="4.2cm" svg:y="5cm">
          <text:p text:style-name="P1">Linea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1.8cm" svg:x="18.6cm" svg:y="5cm">
          <text:p text:style-name="P1">Non-Linea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4cm" svg:y1="3.8cm" svg:x2="6.5cm" svg:y2="5cm" draw:start-shape="id1" draw:end-shape="id2" draw:end-glue-point="0" svg:d="M14400 3800v601h-7900v599" svg:viewBox="0 0 7901 1201">
          <text:p/>
        </draw:connector>
        <draw:connector draw:style-name="gr3" draw:text-style-name="P1" draw:layer="layout" svg:x1="14.4cm" svg:y1="3.8cm" svg:x2="20.9cm" svg:y2="5cm" draw:start-shape="id1" draw:end-shape="id3" draw:end-glue-point="0" svg:d="M14400 3800v601h6500v599" svg:viewBox="0 0 6501 1201">
          <text:p/>
        </draw:connector>
        <draw:frame draw:style-name="standard" xml:id="id4" draw:id="id4" draw:layer="layout" svg:width="3.821cm" svg:height="4.948cm" svg:x="4.063cm" svg:y="7.5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PCA</text:p>
              </table:table-cell>
            </table:table-row>
            <table:table-row table:style-name="ro1">
              <table:table-cell table:style-name="gray2">
                <text:p>NMF</text:p>
              </table:table-cell>
            </table:table-row>
            <table:table-row table:style-name="ro2">
              <table:table-cell table:style-name="gray1">
                <text:p>LDA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1" draw:layer="layout" svg:x1="4.2cm" svg:y1="5.9cm" svg:x2="4.063cm" svg:y2="9.983cm" draw:start-shape="id2" draw:end-shape="id4" svg:d="M4200 5900h-639v4083h502" svg:viewBox="0 0 640 4084">
          <text:p/>
        </draw:connector>
        <draw:frame draw:style-name="standard" xml:id="id5" draw:id="id5" draw:layer="layout" svg:width="4.437cm" svg:height="6.461cm" svg:x="18.597cm" svg:y="7.13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SOM</text:p>
              </table:table-cell>
            </table:table-row>
            <table:table-row table:style-name="ro3">
              <table:table-cell table:style-name="gray2">
                <text:p>KPCA</text:p>
              </table:table-cell>
            </table:table-row>
            <table:table-row table:style-name="ro3">
              <table:table-cell table:style-name="gray1">
                <text:p>t-SNE</text:p>
              </table:table-cell>
            </table:table-row>
            <table:table-row table:style-name="ro4">
              <table:table-cell table:style-name="gray2">
                <text:p>Autoencoders</text:p>
              </table:table-cell>
            </table:table-row>
            <table:table-row table:style-name="ro5">
              <table:table-cell table:style-name="gray1">
                <text:p>UMAP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3" draw:text-style-name="P1" draw:layer="layout" svg:x1="18.6cm" svg:y1="5.9cm" svg:x2="18.597cm" svg:y2="10.366cm" draw:start-shape="id3" draw:end-shape="id5" svg:d="M18600 5900h-505v4466h502" svg:viewBox="0 0 506 4467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6" draw:id="id6" draw:layer="layout" svg:width="6.8cm" svg:height="3cm" svg:x="11cm" svg:y="0.8cm">
          <text:p text:style-name="P1">Anomaly De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4.6cm" svg:height="1.8cm" svg:x="1.6cm" svg:y="5.2cm">
          <text:p text:style-name="P1">Autoencoders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6cm" svg:height="1.8cm" svg:x="18.6cm" svg:y="5cm">
          <text:p text:style-name="P1">Cluster Analy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4cm" svg:y1="3.8cm" svg:x2="3.9cm" svg:y2="5.2cm" draw:start-shape="id6" draw:end-shape="id7" draw:end-glue-point="0" svg:d="M14400 3800v701h-10500v699" svg:viewBox="0 0 10501 1401">
          <text:p/>
        </draw:connector>
        <draw:connector draw:style-name="gr3" draw:text-style-name="P1" draw:layer="layout" svg:x1="14.4cm" svg:y1="3.8cm" svg:x2="20.9cm" svg:y2="5cm" draw:start-shape="id6" draw:end-shape="id8" draw:end-glue-point="0" svg:d="M14400 3800v601h6500v599" svg:viewBox="0 0 6501 1201">
          <text:p/>
        </draw:connector>
        <draw:frame draw:style-name="standard" xml:id="id9" draw:id="id9" draw:layer="layout" svg:width="4.786cm" svg:height="4.414cm" svg:x="1.81cm" svg:y="7.89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gray3">
                <text:p>LTSM</text:p>
              </table:table-cell>
            </table:table-row>
            <table:table-row table:style-name="ro1">
              <table:table-cell table:style-name="gray2">
                <text:p>Deep</text:p>
              </table:table-cell>
            </table:table-row>
            <table:table-row table:style-name="ro2">
              <table:table-cell table:style-name="gray1">
                <text:p>Convolution Autoencoders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1" draw:layer="layout" svg:x1="1.6cm" svg:y1="6.1cm" svg:x2="1.81cm" svg:y2="10.106cm" draw:start-shape="id7" draw:end-shape="id9" svg:d="M1600 6100h-501v4006h711" svg:viewBox="0 0 712 4007">
          <text:p/>
        </draw:connector>
        <draw:frame draw:style-name="standard" xml:id="id10" draw:id="id10" draw:layer="layout" svg:width="4.437cm" svg:height="5.757cm" svg:x="18.597cm" svg:y="7.13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k-Means</text:p>
              </table:table-cell>
            </table:table-row>
            <table:table-row table:style-name="ro3">
              <table:table-cell table:style-name="gray2">
                <text:p>Hierarchical</text:p>
              </table:table-cell>
            </table:table-row>
            <table:table-row table:style-name="ro3">
              <table:table-cell table:style-name="gray1">
                <text:p>Latent Class Analysis</text:p>
              </table:table-cell>
            </table:table-row>
            <table:table-row table:style-name="ro4">
              <table:table-cell table:style-name="gray2">
                <text:p>SOM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3" draw:text-style-name="P1" draw:layer="layout" svg:x1="18.6cm" svg:y1="5.9cm" svg:x2="18.597cm" svg:y2="10.014cm" draw:start-shape="id8" draw:end-shape="id10" svg:d="M18600 5900h-505v4114h502" svg:viewBox="0 0 506 4115">
          <text:p/>
        </draw:connector>
        <draw:custom-shape draw:style-name="gr5" draw:text-style-name="P2" xml:id="id11" draw:id="id11" draw:layer="layout" svg:width="4.6cm" svg:height="1.8cm" svg:x="9.8cm" svg:y="5.2cm">
          <text:p text:style-name="P1">Unsupervised </text:p>
          <text:p text:style-name="P1">Learn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4cm" svg:y1="3.8cm" svg:x2="12.1cm" svg:y2="5.2cm" draw:start-shape="id6" draw:end-shape="id11" svg:d="M14400 3800v701h-2300v699" svg:viewBox="0 0 2301 1401">
          <text:p/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1:33:32.934176720</meta:creation-date>
    <dc:date>2019-10-21T11:42:51.957608984</dc:date>
    <meta:editing-duration>PT9M19S</meta:editing-duration>
    <meta:editing-cycles>1</meta:editing-cycles>
    <meta:document-statistic meta:object-count="45"/>
    <meta:generator>LibreOffice/6.0.7.3$Linux_X86_64 LibreOffice_project/00m0$Build-3</meta:generator>
  </office:meta>
</office:document-meta>
</file>